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7198d" officeooo:paragraph-rsid="0017198d"/>
    </style:style>
    <style:style style:name="P2" style:family="paragraph" style:parent-style-name="Standard" style:list-style-name="L2">
      <style:text-properties officeooo:paragraph-rsid="0019dd2d"/>
    </style:style>
    <style:style style:name="P3" style:family="paragraph" style:parent-style-name="Standard" style:list-style-name="L2">
      <style:text-properties fo:font-weight="normal" officeooo:rsid="0017198d" officeooo:paragraph-rsid="0017198d" style:font-weight-asian="normal" style:font-weight-complex="normal"/>
    </style:style>
    <style:style style:name="P4" style:family="paragraph" style:parent-style-name="Standard" style:list-style-name="L2">
      <style:text-properties officeooo:rsid="0017fcbd" officeooo:paragraph-rsid="0017fcbd"/>
    </style:style>
    <style:style style:name="P5" style:family="paragraph" style:parent-style-name="Standard" style:list-style-name="L2">
      <style:text-properties officeooo:rsid="0018e32b" officeooo:paragraph-rsid="0018e3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fcbd" style:font-weight-asian="normal" style:font-weight-complex="normal"/>
    </style:style>
    <style:style style:name="T4" style:family="text">
      <style:text-properties fo:font-weight="normal" officeooo:rsid="0019dd2d" style:font-weight-asian="normal" style:font-weight-complex="normal"/>
    </style:style>
    <style:style style:name="T5" style:family="text">
      <style:text-properties officeooo:rsid="0019dd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65993909" text:style-name="L2">
        <text:list-item>
          <text:p text:style-name="P1">We <text:span text:style-name="T1">observe</text:span> the <text:span text:style-name="T1">natural phenomena</text:span><text:span text:style-name="T2"> that we have selected then proceed to </text:span><text:span text:style-name="T1">create a model</text:span><text:span text:style-name="T2"> for it and then </text:span><text:span text:style-name="T1">calibrate and validate the model</text:span><text:span text:style-name="T2"> and at last make a</text:span><text:span text:style-name="T1"> prediction</text:span><text:span text:style-name="T2"> and check with the natural phenomena if the prediction is correct or not.</text:span></text:p>
        </text:list-item>
        <text:list-item>
          <text:p text:style-name="P3">We observe the factors(data) affecting and leading to the stage in reality. We can observe the factors affecting.</text:p>
        </text:list-item>
        <text:list-item>
          <text:p text:style-name="P3">Calibration is the accuracy and validation is the logic behind the model.</text:p>
        </text:list-item>
        <text:list-item>
          <text:p text:style-name="P3">Theory, Experiment and Computation.</text:p>
        </text:list-item>
        <text:list-item>
          <text:p text:style-name="P2"><text:span text:style-name="T4">I) The computation for rockets are built on theory and experiment.<text:line-break/>II) The computation of angle of inclination of road for turns is based on theory and experiment.<text:line-break/>III) The computation for airplanes are built on theory and experiment.</text:span></text:p>
        </text:list-item>
        <text:list-item>
          <text:p text:style-name="P1"><text:span text:style-name="T2">Plausible reasoning, example – It will be cold in the morning tomorrow.<text:line-break/>Deductive reasoning, example – As I put my hand in water, it got wet.</text:span></text:p>
        </text:list-item>
        <text:list-item>
          <text:p text:style-name="P1"><text:span text:style-name="T2"><text:s/>It is not, for example – </text:span><text:span text:style-name="T3">if there is rain there is a chance it will be cloudy similarly if it gets cloudy there is a chance that it will rain.</text:span></text:p>
        </text:list-item>
        <text:list-item>
          <text:p text:style-name="P4"><text:span text:style-name="T2">George Boole</text:span></text:p>
        </text:list-item>
        <text:list-item>
          <text:p text:style-name="P5">Image Uploaded</text:p>
        </text:list-item>
        <text:list-item>
          <text:p text:style-name="P5">Image Uploaded</text:p>
        </text:list-item>
        <text:list-item>
          <text:p text:style-name="P5">They have the same logic or are equal.</text:p>
        </text:list-item>
        <text:list-item>
          <text:p text:style-name="P5">Image Uploaded</text:p>
        </text:list-item>
        <text:list-item>
          <text:p text:style-name="P5">Image Uploade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22:13:27.197699375</meta:creation-date>
    <dc:date>2021-12-07T22:59:42.757932137</dc:date>
    <meta:editing-duration>PT7M50S</meta:editing-duration>
    <meta:editing-cycles>1</meta:editing-cycles>
    <meta:document-statistic meta:table-count="0" meta:image-count="0" meta:object-count="0" meta:page-count="1" meta:paragraph-count="13" meta:word-count="201" meta:character-count="1113" meta:non-whitespace-character-count="934"/>
    <meta:generator>LibreOffice/6.4.7.2$Linux_X86_64 LibreOffice_project/40$Build-2</meta:generator>
  </office:meta>
</office:document-meta>
</file>